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937cm" style:page-number="auto" table:align="left" style:writing-mode="lr-tb"/>
    </style:style>
    <style:style style:name="Table1.A" style:family="table-column">
      <style:table-column-properties style:column-width="10.689cm"/>
    </style:style>
    <style:style style:name="Table1.B" style:family="table-column">
      <style:table-column-properties style:column-width="6.2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Table1.B1" style:family="table-cell">
      <style:table-cell-properties style:vertical-align="bottom" fo:padding="0.097cm" fo:border="none" style:writing-mode="lr-tb"/>
    </style:style>
    <style:style style:name="Table2" style:family="table">
      <style:table-properties style:width="17.526cm" table:align="left" style:writing-mode="lr-tb"/>
    </style:style>
    <style:style style:name="Table2.A" style:family="table-column">
      <style:table-column-properties style:column-width="17.5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fe7f5" fo:padding="0.097cm" fo:border="none" style:writing-mode="lr-tb">
        <style:background-image/>
      </style:table-cell-properties>
    </style:style>
    <style:style style:name="Table2.A2" style:family="table-cell">
      <style:table-cell-properties style:vertical-align="middle" fo:background-color="#f1f8ff" fo:padding="0.097cm" fo:border="none" style:writing-mode="lr-tb">
        <style:background-image/>
      </style:table-cell-properties>
    </style:style>
    <style:style style:name="Table5" style:family="table">
      <style:table-properties style:width="17.526cm" table:align="left" style:writing-mode="lr-tb"/>
    </style:style>
    <style:style style:name="Table5.A" style:family="table-column">
      <style:table-column-properties style:column-width="4.3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3366" fo:padding="0.097cm" fo:border="none" style:writing-mode="lr-tb">
        <style:background-image/>
      </style:table-cell-properties>
    </style:style>
    <style:style style:name="Table5.B1" style:family="table-cell">
      <style:table-cell-properties style:vertical-align="top" fo:background-color="#cfe7f5" fo:padding="0.097cm" fo:border="none" style:writing-mode="lr-tb">
        <style:background-image/>
      </style:table-cell-properties>
    </style:style>
    <style:style style:name="Table3" style:family="table">
      <style:table-properties style:width="17.526cm" table:align="left" style:writing-mode="lr-tb"/>
    </style:style>
    <style:style style:name="Table3.A" style:family="table-column">
      <style:table-column-properties style:column-width="7.488cm"/>
    </style:style>
    <style:style style:name="Table3.B" style:family="table-column">
      <style:table-column-properties style:column-width="10.0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3366" fo:padding="0.097cm" fo:border="none" style:writing-mode="lr-tb">
        <style:background-image/>
      </style:table-cell-properties>
    </style:style>
    <style:style style:name="Table3.B1" style:family="table-cell">
      <style:table-cell-properties style:vertical-align="top" fo:background-color="#cfe7f5" fo:padding="0.097cm" fo:border-left="none" fo:border-right="none" fo:border-top="none" fo:border-bottom="0.1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cfe7f5" fo:padding="0.097cm" fo:border="none" style:writing-mode="lr-tb">
        <style:background-image/>
      </style:table-cell-properties>
    </style:style>
    <style:style style:name="Table6" style:family="table">
      <style:table-properties style:width="17.526cm" table:align="left" style:writing-mode="lr-tb"/>
    </style:style>
    <style:style style:name="Table6.A" style:family="table-column">
      <style:table-column-properties style:column-width="1.612cm"/>
    </style:style>
    <style:style style:name="Table6.B" style:family="table-column">
      <style:table-column-properties style:column-width="15.91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3366" fo:padding="0.097cm" fo:border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f1f8ff" fo:padding="0.097cm" fo:border="none" style:writing-mode="lr-tb">
        <style:background-image/>
      </style:table-cell-properties>
    </style:style>
    <style:style style:name="Table6.B2" style:family="table-cell">
      <style:table-cell-properties style:vertical-align="middle" fo:background-color="#cfe7f5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fo:letter-spacing="0.071cm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style:font-size-asian="10pt" style:font-name-complex="Arial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Wingdings" fo:font-size="10pt" style:font-size-asian="10pt" style:font-name-complex="Wingdings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style:font-name-asian="Times New Roman" style:font-size-asian="10pt" style:font-name-complex="Arial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20pt" fo:letter-spacing="0.071cm" fo:font-weight="bold" style:font-name-asian="Times New Roman" style:font-size-asian="20pt" style:font-weight-asian="bold" style:font-name-complex="Arial" style:font-size-complex="2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fo:letter-spacing="0.071cm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14pt" fo:letter-spacing="0.071cm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0f063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paragraph-rsid="0020f063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rsid="00181960" officeooo:paragraph-rsid="00181960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rsid="00181960" officeooo:paragraph-rsid="00181960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paragraph-rsid="0014a0a6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solid" style:text-underline-width="auto" style:text-underline-color="font-color" fo:font-weight="bold" officeooo:paragraph-rsid="00265724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0f063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65724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64a2c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a7981"/>
    </style:style>
    <style:style style:name="P33" style:family="paragraph" style:parent-style-name="Standard">
      <loext:graphic-properties draw:fill="solid" draw:fill-color="#cfe7f5" draw:opacity="100%"/>
      <style:paragraph-properties fo:margin-top="0cm" fo:margin-bottom="0cm" loext:contextual-spacing="false" fo:line-height="100%" fo:text-align="start" style:justify-single-word="false" fo:background-color="#cfe7f5" style:text-autospace="none">
        <style:tab-stops>
          <style:tab-stop style:position="3.366cm"/>
        </style:tab-stops>
      </style:paragraph-properties>
      <style:text-properties officeooo:paragraph-rsid="00235e71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b63ae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c1245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64a2c"/>
    </style:style>
    <style:style style:name="P39" style:family="paragraph" style:parent-style-name="Standard">
      <loext:graphic-properties draw:fill="solid" draw:fill-color="#cfe7f5" draw:opacity="100%"/>
      <style:paragraph-properties fo:margin-top="0cm" fo:margin-bottom="0cm" loext:contextual-spacing="false" fo:line-height="100%" fo:text-align="center" style:justify-single-word="false" fo:background-color="#cfe7f5" style:text-autospace="none">
        <style:tab-stops>
          <style:tab-stop style:position="3.366cm"/>
        </style:tab-stops>
      </style:paragraph-properties>
      <style:text-properties officeooo:paragraph-rsid="00235e71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15.24cm"/>
        </style:tab-stops>
      </style:paragraph-properties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rsid="00181960" officeooo:paragraph-rsid="00181960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rsid="00181960" officeooo:paragraph-rsid="0033df0e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bold" officeooo:paragraph-rsid="001a798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none" fo:font-weight="bold" officeooo:paragraph-rsid="00265724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paragraph-rsid="001a798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6pt" fo:letter-spacing="0.071cm" fo:font-style="normal" fo:font-weight="bold" officeooo:paragraph-rsid="001a7981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6pt" fo:letter-spacing="0.071cm" fo:font-weight="bold" style:font-name-asian="Arial" style:font-size-asian="6pt" style:font-weight-asian="bold" style:font-name-complex="Arial" style:font-size-complex="6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style:text-underline-style="solid" style:text-underline-width="auto" style:text-underline-color="font-color" fo:font-weight="bold" officeooo:paragraph-rsid="001a7981" style:font-name-asian="Arial" style:font-size-asian="14pt" style:font-weight-asian="bold" style:font-name-complex="Arial" style:font-size-complex="14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32pt" fo:letter-spacing="0.071cm" fo:font-weight="bold" style:font-name-asian="Times New Roman" style:font-size-asian="32pt" style:font-weight-asian="bold" style:font-name-complex="Arial" style:font-size-complex="3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10pt" fo:font-style="normal" fo:font-weight="bold" officeooo:paragraph-rsid="001a798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normal"/>
    </style:style>
    <style:style style:name="P64" style:family="paragraph" style:parent-style-name="Table_20_Contents">
      <style:paragraph-properties fo:margin-top="0cm" fo:margin-bottom="0cm" loext:contextual-spacing="false" fo:line-height="115%" fo:text-align="end" style:justify-single-word="false"/>
    </style:style>
    <style:style style:name="P65" style:family="paragraph" style:parent-style-name="Table_20_Contents">
      <style:paragraph-properties fo:margin-top="0cm" fo:margin-bottom="0cm" loext:contextual-spacing="false" fo:line-height="115%" fo:text-align="end" style:justify-single-word="false" style:snap-to-layout-grid="false"/>
    </style:style>
    <style:style style:name="P66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003366" style:font-name="Arial1" fo:font-size="10pt" style:font-size-asian="10pt" style:font-name-complex="Arial1" style:font-size-complex="10pt"/>
    </style:style>
    <style:style style:name="P67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68" style:family="paragraph" style:parent-style-name="Standard">
      <style:paragraph-properties fo:margin-top="0cm" fo:margin-bottom="0.3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69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</style:style>
    <style:style style:name="P70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fo:letter-spacing="0.071cm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fo:letter-spacing="0.071cm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style:font-name-asian="Times New Roman" style:font-size-asian="10pt" style:font-name-complex="Arial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0pt" style:font-size-asian="10pt" style:font-name-complex="Arial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20pt" fo:letter-spacing="0.071cm" fo:font-weight="bold" style:font-name-asian="Times New Roman" style:font-size-asian="20pt" style:font-weight-asian="bold" style:font-name-complex="Arial" style:font-size-complex="20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Wingdings" fo:font-size="10pt" style:font-size-asian="10pt" style:font-name-complex="Wingdings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14pt" fo:letter-spacing="0.071cm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paragraph-rsid="0020f063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paragraph-rsid="0014a0a6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rsid="00181960" officeooo:paragraph-rsid="00181960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solid" style:text-underline-width="auto" style:text-underline-color="font-color" fo:font-weight="bold" officeooo:paragraph-rsid="00265724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86" style:family="paragraph">
      <loext:graphic-properties draw:fill="solid" draw:fill-color="#003366"/>
      <style:paragraph-properties style:writing-mode="lr-tb"/>
    </style:style>
    <style:style style:name="T1" style:family="text">
      <style:text-properties fo:color="#ffffff" style:font-name="Arial" fo:font-size="10pt" style:font-size-asian="10pt" style:font-name-complex="Arial" style:font-size-complex="10pt" style:font-weight-complex="bold"/>
    </style:style>
    <style:style style:name="T2" style:family="text">
      <style:text-properties fo:color="#ffffff" style:font-name="Wingdings" fo:font-size="10pt" style:font-size-asian="10pt" style:font-name-complex="Wingdings" style:font-size-complex="10pt" style:font-weight-complex="bold"/>
    </style:style>
    <style:style style:name="T3" style:family="text">
      <style:text-properties fo:color="#ffffff" style:font-name="Arial" fo:font-size="10pt" style:font-name-asian="Times New Roman" style:font-size-asian="10pt" style:font-name-complex="Arial" style:font-size-complex="10pt" style:font-weight-complex="bold"/>
    </style:style>
    <style:style style:name="T4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5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Times New Roman" style:font-size-asian="14pt" style:font-weight-asian="bold" style:font-name-complex="Arial" style:font-size-complex="14pt" style:font-weight-complex="bold"/>
    </style:style>
    <style:style style:name="T6" style:family="text">
      <style:text-properties fo:color="#003366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ff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3366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3366" style:font-name="Arial" fo:font-size="12pt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fo:color="#003366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3366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name-asian="Times New Roman" style:font-size-asian="14pt" style:font-size-complex="14pt"/>
    </style:style>
    <style:style style:name="T14" style:family="text">
      <style:text-properties fo:color="#ffffff" style:font-name="Arial" fo:font-size="10pt" style:font-name-asian="Times New Roman" style:font-size-asian="10pt" style:font-name-complex="Arial" style:font-size-complex="10pt" style:font-weight-complex="bold"/>
    </style:style>
    <style:style style:name="T15" style:family="text">
      <style:text-properties fo:color="#ffffff" style:font-name="Arial" fo:font-size="10pt" style:font-size-asian="10pt" style:font-name-complex="Arial" style:font-size-complex="10pt"/>
    </style:style>
    <style:style style:name="T16" style:family="text">
      <style:text-properties fo:color="#ffffff" style:font-name="Arial" fo:font-size="10pt" style:font-size-asian="10pt" style:font-name-complex="Arial" style:font-size-complex="10pt" style:font-weight-complex="bold"/>
    </style:style>
    <style:style style:name="T17" style:family="text">
      <style:text-properties fo:color="#ffffff" style:font-name="Wingdings" fo:font-size="10pt" style:font-size-asian="10pt" style:font-name-complex="Wingdings" style:font-size-complex="10pt" style:font-weight-complex="bold"/>
    </style:style>
    <style:style style:name="T18" style:family="text">
      <style:text-properties fo:color="#ffffff" style:font-name="Arial1" fo:font-size="10pt" fo:font-weight="bold" style:font-size-asian="10pt" style:font-weight-asian="bold" style:font-name-complex="Arial1" style:font-size-complex="10pt" style:font-weight-complex="bold"/>
    </style:style>
    <style:style style:name="T19" style:family="text"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0" style:family="text">
      <style:text-properties fo:color="#ffffff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21" style:family="text">
      <style:text-properties fo:color="#ffffff" style:font-name="Arial1" fo:font-size="10pt" style:font-size-asian="10pt" style:font-name-complex="Arial1" style:font-size-complex="10pt"/>
    </style:style>
    <style:style style:name="T22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23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Times New Roman" style:font-size-asian="14pt" style:font-weight-asian="bold" style:font-name-complex="Arial" style:font-size-complex="14pt" style:font-weight-complex="bold"/>
    </style:style>
    <style:style style:name="T24" style:family="text"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5" style:family="text">
      <style:text-properties fo:color="#003366" style:font-name="Arial" fo:font-size="14pt" fo:letter-spacing="0.071cm" fo:font-style="normal" fo:font-weight="bold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26" style:family="text">
      <style:text-properties fo:color="#003366" style:font-name="Arial" fo:font-size="14pt" fo:letter-spacing="0.071cm" style:text-underline-style="none" fo:font-weight="bold" style:font-name-asian="Times New Roman" style:font-size-asian="14pt" style:font-weight-asian="bold" style:font-name-complex="Arial" style:font-size-complex="14pt" style:font-weight-complex="bold"/>
    </style:style>
    <style:style style:name="T27" style:family="text">
      <style:text-properties fo:color="#003366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color="#003366" style:font-name="Arial" fo:font-size="10pt" fo:font-style="normal" fo:font-weight="normal" officeooo:rsid="002f78c5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fo:color="#003366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" style:family="text">
      <style:text-properties fo:color="#003366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fo:color="#003366" style:font-name="Arial" fo:font-size="10pt" fo:font-style="normal" style:text-underline-style="none" fo:font-weight="normal" officeooo:rsid="0012b3bd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fo:color="#003366" style:font-name="Arial" fo:font-size="10pt" fo:font-style="normal" style:text-underline-style="none" fo:font-weight="normal" officeooo:rsid="001fc75e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3" style:family="text">
      <style:text-properties fo:color="#003366" style:font-name="Arial" fo:font-size="10pt" fo:font-style="normal" style:text-underline-style="none" fo:font-weight="normal" officeooo:rsid="00235e7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4" style:family="text">
      <style:text-properties fo:color="#003366" style:font-name="Arial" fo:font-size="10pt" fo:font-style="normal" style:text-underline-style="none" fo:font-weight="normal" officeooo:rsid="003146f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5" style:family="text">
      <style:text-properties fo:color="#003366" style:font-name="Arial" fo:font-size="10pt" fo:font-style="normal" style:text-underline-style="none" fo:font-weight="normal" officeooo:rsid="0033df0e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6" style:family="text">
      <style:text-properties fo:color="#003366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7" style:family="text">
      <style:text-properties fo:color="#003366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38" style:family="text">
      <style:text-properties fo:color="#003366" style:font-name="Arial" fo:font-size="10pt" fo:font-style="normal" style:text-underline-style="none" fo:font-weight="bold" officeooo:rsid="00164a2c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39" style:family="text">
      <style:text-properties fo:color="#003366" style:font-name="Arial" fo:font-size="10pt" fo:font-style="normal" style:text-underline-style="none" fo:font-weight="bold" officeooo:rsid="00235e7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40" style:family="text"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41" style:family="text">
      <style:text-properties fo:color="#003366" style:font-name="Arial" fo:font-size="12pt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42" style:family="text">
      <style:text-properties fo:color="#003366" style:font-name="Arial" fo:font-size="12pt" fo:font-style="normal" style:text-underline-style="solid" style:text-underline-width="auto" style:text-underline-color="font-color" fo:font-weight="bold" officeooo:rsid="00164a2c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43" style:family="text">
      <style:text-properties fo:color="#003366" style:font-name="Arial" fo:font-size="12pt" fo:font-style="normal" style:text-underline-style="solid" style:text-underline-width="auto" style:text-underline-color="font-color" fo:font-weight="bold" officeooo:rsid="00235e71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44" style:family="text">
      <style:text-properties fo:color="#003366" style:font-name="Noto Sans" fo:font-size="12pt" fo:font-style="italic" style:text-underline-style="none" fo:font-weight="bold" style:font-name-asian="Noto Sans" style:font-size-asian="12pt" style:font-style-asian="italic" style:font-weight-asian="bold" style:font-name-complex="Noto Sans" style:font-size-complex="12pt" style:font-style-complex="italic" style:font-weight-complex="bold"/>
    </style:style>
    <style:style style:name="T45" style:family="text">
      <style:text-properties fo:color="#003366" style:font-name="Noto Sans" fo:font-size="12pt" fo:font-style="normal" style:text-underline-style="none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/>
    </style:style>
    <style:style style:name="T46" style:family="text">
      <style:text-properties fo:color="#003366" style:font-name="Noto Sans" fo:font-size="12pt" fo:font-style="normal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/>
    </style:style>
    <style:style style:name="T47" style:family="text">
      <style:text-properties fo:color="#003366" style:font-name="Arial1" fo:font-size="10pt" fo:font-style="normal" style:text-underline-style="none" fo:font-weight="normal" style:font-name-asian="Noto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8" style:family="text">
      <style:text-properties fo:color="#0000ff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style:font-name-asian="Times New Roman" style:font-size-asian="14pt" style:font-size-complex="14pt"/>
    </style:style>
    <style:style style:name="T51" style:family="text"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T52" style:family="text">
      <style:text-properties style:font-name="Arial" fo:font-size="9pt" fo:font-style="normal" fo:font-weight="bold" officeooo:rsid="00265724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T53" style:family="text">
      <style:text-properties fo:color="#3333ff" style:font-name="Arial" fo:font-size="10pt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4" style:family="text">
      <style:text-properties fo:color="#3333ff" style:font-name="Arial" fo:font-size="10pt" fo:font-style="normal" style:text-underline-style="solid" style:text-underline-width="auto" style:text-underline-color="font-color" fo:font-weight="normal" officeooo:rsid="0012b3bd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5" style:family="text">
      <style:text-properties fo:color="#3333ff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6" style:family="text">
      <style:text-properties fo:color="#3333ff" style:font-name="Arial" fo:font-size="10pt" fo:font-style="normal" style:text-underline-style="none" fo:font-weight="normal" officeooo:rsid="00164a2c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7" style:family="text">
      <style:text-properties fo:color="#3333ff" style:font-name="Arial1" fo:font-size="10pt" style:font-size-asian="10pt" style:font-size-complex="10pt"/>
    </style:style>
    <style:style style:name="T58" style:family="text">
      <style:text-properties officeooo:rsid="00304c1a"/>
    </style:style>
    <style:style style:name="gr1" style:family="graphic">
      <style:graphic-properties draw:stroke="solid" svg:stroke-width="0.026cm" svg:stroke-color="#3465a4" svg:stroke-opacity="100%" draw:stroke-linejoin="round" draw:fill="solid" draw:fill-color="#003366" draw:textarea-horizontal-align="left" draw:textarea-vertical-align="middle" draw:auto-grow-height="false" fo:min-height="4.835cm" fo:min-width="20.158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7254672" text:id="ct57254672">
          <text:insertion>
            <office:change-info>
              <dc:creator>zoidberg9000 </dc:creator>
              <dc:date>2016-03-09T15:05:00</dc:date>
            </office:change-info>
          </text:insertion>
        </text:changed-region>
        <text:changed-region xml:id="ct70894896" text:id="ct70894896">
          <text:insertion>
            <office:change-info>
              <dc:creator>zoidberg9000 </dc:creator>
              <dc:date>2016-03-09T15:11:00</dc:date>
            </office:change-info>
          </text:insertion>
        </text:changed-region>
        <text:changed-region xml:id="ct70895104" text:id="ct70895104">
          <text:insertion>
            <office:change-info>
              <dc:creator>zoidberg9000 </dc:creator>
              <dc:date>2016-03-09T15:10:00</dc:date>
            </office:change-info>
          </text:insertion>
        </text:changed-region>
        <text:changed-region xml:id="ct71370080" text:id="ct71370080">
          <text:insertion>
            <office:change-info>
              <dc:creator>zoidberg9000 </dc:creator>
              <dc:date>2016-03-09T15:07:00</dc:date>
            </office:change-info>
          </text:insertion>
        </text:changed-region>
        <text:changed-region xml:id="ct78798144" text:id="ct78798144">
          <text:insertion>
            <office:change-info>
              <dc:creator>zoidberg9000 </dc:creator>
              <dc:date>2016-03-09T15:05:00</dc:date>
            </office:change-info>
          </text:insertion>
        </text:changed-region>
        <text:changed-region xml:id="ct71206544" text:id="ct71206544">
          <text:insertion>
            <office:change-info>
              <dc:creator>zoidberg9000 </dc:creator>
              <dc:date>2016-03-09T15:05:00</dc:date>
            </office:change-info>
          </text:insertion>
        </text:changed-region>
        <text:changed-region xml:id="ct58659088" text:id="ct58659088">
          <text:insertion>
            <office:change-info>
              <dc:creator>zoidberg9000 </dc:creator>
              <dc:date>2016-03-09T15:07:00</dc:date>
            </office:change-info>
          </text:insertion>
        </text:changed-region>
        <text:changed-region xml:id="ct60847472" text:id="ct60847472">
          <text:deletion>
            <office:change-info>
              <dc:creator>zoidberg9000 </dc:creator>
              <dc:date>2016-03-09T15:06:00</dc:date>
            </office:change-info>
            <text:p text:style-name="P1"/>
            <text:p text:style-name="P2"/>
            <text:p text:style-name="P2"/>
            <text:p text:style-name="P1"/>
          </text:deletion>
        </text:changed-region>
        <text:changed-region xml:id="ct60847264" text:id="ct60847264">
          <text:deletion>
            <office:change-info>
              <dc:creator>zoidberg9000 </dc:creator>
              <dc:date>2016-03-01T13:02:00</dc:date>
            </office:change-info>
            <text:p text:style-name="P3">nf@somedomain.com</text:p>
          </text:deletion>
        </text:changed-region>
        <text:changed-region xml:id="ct59933840" text:id="ct59933840">
          <text:deletion>
            <office:change-info>
              <dc:creator>zoidberg9000 </dc:creator>
              <dc:date>2016-03-09T15:06:00</dc:date>
            </office:change-info>
            <text:p text:style-name="P3"><text:s/></text:p>
          </text:deletion>
        </text:changed-region>
        <text:changed-region xml:id="ct59933360" text:id="ct59933360">
          <text:deletion>
            <office:change-info>
              <dc:creator>zoidberg9000 </dc:creator>
              <dc:date>2016-03-01T13:49:00</dc:date>
            </office:change-info>
            <text:p text:style-name="P4"></text:p>
          </text:deletion>
        </text:changed-region>
        <text:changed-region xml:id="ct55066064" text:id="ct55066064">
          <text:deletion>
            <office:change-info>
              <dc:creator>zoidberg9000 </dc:creator>
              <dc:date>2016-03-01T13:02:00</dc:date>
            </office:change-info>
            <text:p text:style-name="P3">(555) 555-5555 </text:p>
          </text:deletion>
        </text:changed-region>
        <text:changed-region xml:id="ct55065856" text:id="ct55065856">
          <text:deletion>
            <office:change-info>
              <dc:creator>zoidberg9000 </dc:creator>
              <dc:date>2016-03-09T15:06:00</dc:date>
            </office:change-info>
            <text:p text:style-name="P3"><text:s/></text:p>
          </text:deletion>
        </text:changed-region>
        <text:changed-region xml:id="ct55065648" text:id="ct55065648">
          <text:deletion>
            <office:change-info>
              <dc:creator>zoidberg9000 </dc:creator>
              <dc:date>2016-03-01T13:49:00</dc:date>
            </office:change-info>
            <text:p text:style-name="P2"><text:span text:style-name="T1"><text:s/></text:span><text:span text:style-name="T2"></text:span></text:p>
          </text:deletion>
        </text:changed-region>
        <text:changed-region xml:id="ct71494736" text:id="ct71494736">
          <text:deletion>
            <office:change-info>
              <dc:creator>zoidberg9000 </dc:creator>
              <dc:date>2016-03-01T13:02:00</dc:date>
            </office:change-info>
            <text:p text:style-name="P2"><text:span text:style-name="T3">159 Westbrook St. </text:span><text:span text:style-name="T2"></text:span><text:span text:style-name="T3"> Sometown, NH </text:span><text:span text:style-name="T1">03824</text:span></text:p>
          </text:deletion>
        </text:changed-region>
        <text:changed-region xml:id="ct71494528" text:id="ct71494528">
          <text:deletion>
            <office:change-info>
              <dc:creator>zoidberg9000 </dc:creator>
              <dc:date>2016-03-09T15:06:00</dc:date>
            </office:change-info>
            <text:p text:style-name="P5">eb Developer</text:p>
            <text:p text:style-name="P6"/>
          </text:deletion>
        </text:changed-region>
        <text:changed-region xml:id="ct71494320" text:id="ct71494320">
          <text:deletion>
            <office:change-info>
              <dc:creator>zoidberg9000 </dc:creator>
              <dc:date>2016-03-09T15:05:00</dc:date>
            </office:change-info>
            <text:p text:style-name="P5">ull Stack W</text:p>
          </text:deletion>
        </text:changed-region>
        <text:changed-region xml:id="ct53972016" text:id="ct53972016">
          <text:deletion>
            <office:change-info>
              <dc:creator>zoidberg9000 </dc:creator>
              <dc:date>2016-03-09T11:00:00</dc:date>
            </office:change-info>
            <text:p text:style-name="P5">F</text:p>
          </text:deletion>
        </text:changed-region>
        <text:changed-region xml:id="ct53971808" text:id="ct53971808">
          <text:deletion>
            <office:change-info>
              <dc:creator>zoidberg9000 </dc:creator>
              <dc:date>2016-03-01T13:00:00</dc:date>
            </office:change-info>
            <text:p text:style-name="P7">Nicholas Ferraro</text:p>
          </text:deletion>
        </text:changed-region>
        <text:changed-region xml:id="ct45277696" text:id="ct45277696">
          <text:deletion>
            <office:change-info>
              <dc:creator>zoidberg9000 </dc:creator>
              <dc:date>2016-03-09T15:05:00</dc:date>
            </office:change-info>
            <text:p text:style-name="P8"/>
            <text:p text:style-name="P7"/>
          </text:deletion>
        </text:changed-region>
        <text:changed-region xml:id="ct60847680" text:id="ct60847680">
          <text:insertion>
            <office:change-info>
              <dc:creator>zoidberg9000 </dc:creator>
              <dc:date>2016-03-09T15:06:00</dc:date>
            </office:change-info>
          </text:insertion>
        </text:changed-region>
        <text:changed-region xml:id="ct55158176" text:id="ct55158176">
          <text:deletion>
            <office:change-info>
              <dc:creator>zoidberg9000 </dc:creator>
              <dc:date>2016-03-09T11:28:00</dc:date>
            </office:change-info>
            <text:p text:style-name="P2"><text:span text:style-name="T4"><text:s text:c="10"/></text:span><text:span text:style-name="T5">Experience</text:span></text:p>
          </text:deletion>
        </text:changed-region>
        <text:changed-region xml:id="ct57858944" text:id="ct57858944">
          <text:deletion>
            <office:change-info>
              <dc:creator>zoidberg9000 </dc:creator>
              <dc:date>2016-03-04T17:44:00</dc:date>
            </office:change-info>
            <text:p text:style-name="P9"><text:s text:c="3"/></text:p>
          </text:deletion>
        </text:changed-region>
        <text:changed-region xml:id="ct57858736" text:id="ct57858736">
          <text:deletion>
            <office:change-info>
              <dc:creator>zoidberg9000 </dc:creator>
              <dc:date>2016-03-09T11:28:00</dc:date>
            </office:change-info>
            <text:p text:style-name="P9"><text:s text:c="55"/></text:p>
          </text:deletion>
        </text:changed-region>
        <text:changed-region xml:id="ct57858528" text:id="ct57858528">
          <text:deletion>
            <office:change-info>
              <dc:creator>zoidberg9000 </dc:creator>
              <dc:date>2016-03-10T10:36:00</dc:date>
            </office:change-info>
            <text:p text:style-name="P9"/>
            <text:p text:style-name="P9"/>
          </text:deletion>
        </text:changed-region>
        <text:changed-region xml:id="ct55158384" text:id="ct55158384">
          <text:insertion>
            <office:change-info>
              <dc:creator>zoidberg9000 </dc:creator>
              <dc:date>2016-03-31T16:43:00</dc:date>
            </office:change-info>
          </text:insertion>
        </text:changed-region>
        <text:changed-region xml:id="ct69485024" text:id="ct69485024">
          <text:insertion>
            <office:change-info>
              <dc:creator>zoidberg9000 </dc:creator>
              <dc:date>2016-03-31T16:49:00</dc:date>
            </office:change-info>
          </text:insertion>
        </text:changed-region>
        <text:changed-region xml:id="ct77030096" text:id="ct77030096">
          <text:deletion>
            <office:change-info>
              <dc:creator>zoidberg9000 </dc:creator>
              <dc:date>2016-03-02T15:08:00</dc:date>
            </office:change-info>
            <text:p text:style-name="P10"><text:span text:style-name="Internet_20_link"><text:span text:style-name="T6"><text:s/></text:span></text:span><text:a xlink:type="simple" xlink:href="https://mackness.io/#/portfolio/customerserviceportal" text:style-name="Internet_20_link" text:visited-style-name="Visited_20_Internet_20_Link"><text:span text:style-name="Internet_20_link"><text:span text:style-name="T7">I</text:span></text:span></text:a><text:a xlink:type="simple" xlink:href="https://mackness.io/#/portfolio/customerserviceportal" text:style-name="Internet_20_link" text:visited-style-name="Visited_20_Internet_20_Link"><text:span text:style-name="Internet_20_link"><text:span text:style-name="T7">SCIP</text:span></text:span></text:a><text:span text:style-name="Internet_20_link"><text:span text:style-name="T8"> / </text:span></text:span><text:a xlink:type="simple" xlink:href="https://mackness.io/" text:style-name="Internet_20_link" text:visited-style-name="Visited_20_Internet_20_Link"><text:span text:style-name="Internet_20_link"><text:span text:style-name="T7">Mackness.io</text:span></text:span></text:a><text:span text:style-name="Internet_20_link"><text:span text:style-name="T8"> </text:span></text:span></text:p>
          </text:deletion>
        </text:changed-region>
        <text:changed-region xml:id="ct77029888" text:id="ct77029888">
          <text:deletion>
            <office:change-info>
              <dc:creator>zoidberg9000 </dc:creator>
              <dc:date>2016-03-31T16:43:00</dc:date>
            </office:change-info>
            <text:p text:style-name="P10"><text:span text:style-name="Internet_20_link"><text:span text:style-name="T8">Design and implementation of RESTful APIs, User Interfaces and responsive design.</text:span></text:span></text:p>
          </text:deletion>
        </text:changed-region>
        <text:changed-region xml:id="ct77030304" text:id="ct77030304">
          <text:insertion>
            <office:change-info>
              <dc:creator>zoidberg9000 </dc:creator>
              <dc:date>2016-03-31T16:50:00</dc:date>
            </office:change-info>
          </text:insertion>
        </text:changed-region>
        <text:changed-region xml:id="ct59166336" text:id="ct59166336">
          <text:insertion>
            <office:change-info>
              <dc:creator>zoidberg9000 </dc:creator>
              <dc:date>2016-03-31T16:44:00</dc:date>
            </office:change-info>
          </text:insertion>
        </text:changed-region>
        <text:changed-region xml:id="ct59414416" text:id="ct59414416">
          <text:insertion>
            <office:change-info>
              <dc:creator>zoidberg9000 </dc:creator>
              <dc:date>2016-03-31T16:45:00</dc:date>
            </office:change-info>
          </text:insertion>
        </text:changed-region>
        <text:changed-region xml:id="ct57018160" text:id="ct57018160">
          <text:insertion>
            <office:change-info>
              <dc:creator>zoidberg9000 </dc:creator>
              <dc:date>2016-03-31T16:46:00</dc:date>
            </office:change-info>
          </text:insertion>
        </text:changed-region>
        <text:changed-region xml:id="ct59933568" text:id="ct59933568">
          <text:deletion>
            <office:change-info>
              <dc:creator>zoidberg9000 </dc:creator>
              <dc:date>2016-03-31T16:47:00</dc:date>
            </office:change-info>
            <text:p text:style-name="P10"><text:a xlink:type="simple" xlink:href="http://www.mackness.io/" text:style-name="Internet_20_link" text:visited-style-name="Visited_20_Internet_20_Link"><text:span text:style-name="Internet_20_link"><text:span text:style-name="T9">www.mackness.io</text:span></text:span></text:a></text:p>
          </text:deletion>
        </text:changed-region>
        <text:changed-region xml:id="ct57252480" text:id="ct57252480">
          <text:insertion>
            <office:change-info>
              <dc:creator>zoidberg9000 </dc:creator>
              <dc:date>2016-03-31T16:48:00</dc:date>
            </office:change-info>
          </text:insertion>
        </text:changed-region>
        <text:changed-region xml:id="ct60331456" text:id="ct60331456">
          <text:insertion>
            <office:change-info>
              <dc:creator>zoidberg9000 </dc:creator>
              <dc:date>2016-03-31T16:47:00</dc:date>
            </office:change-info>
          </text:insertion>
        </text:changed-region>
        <text:changed-region xml:id="ct58298160" text:id="ct58298160">
          <text:insertion>
            <office:change-info>
              <dc:creator>zoidberg9000 </dc:creator>
              <dc:date>2016-03-31T16:46:00</dc:date>
            </office:change-info>
          </text:insertion>
        </text:changed-region>
        <text:changed-region xml:id="ct58640624" text:id="ct58640624">
          <text:insertion>
            <office:change-info>
              <dc:creator>zoidberg9000 </dc:creator>
              <dc:date>2016-03-31T17:12:00</dc:date>
            </office:change-info>
          </text:insertion>
        </text:changed-region>
        <text:changed-region xml:id="ct60989136" text:id="ct60989136">
          <text:deletion>
            <office:change-info>
              <dc:creator>zoidberg9000 </dc:creator>
              <dc:date>2016-03-02T15:08:00</dc:date>
            </office:change-info>
            <text:p text:style-name="P11"><text:span text:style-name="Internet_20_link"><text:span text:style-name="T10"><text:s/></text:span></text:span><text:span text:style-name="Internet_20_link"><text:span text:style-name="T11">Proprietary; get in touch if you'd like to view or discuss this project.</text:span></text:span></text:p>
          </text:deletion>
        </text:changed-region>
        <text:changed-region xml:id="ct53816560" text:id="ct53816560">
          <text:deletion>
            <office:change-info>
              <dc:creator>zoidberg9000 </dc:creator>
              <dc:date>2016-03-31T16:43:00</dc:date>
            </office:change-info>
            <text:p text:style-name="P11"><text:span text:style-name="Internet_20_link"><text:span text:style-name="T11"><text:s/>pattern recognition and trading software.</text:span></text:span></text:p>
          </text:deletion>
        </text:changed-region>
        <text:changed-region xml:id="ct53816352" text:id="ct53816352">
          <text:deletion>
            <office:change-info>
              <dc:creator>zoidberg9000 </dc:creator>
              <dc:date>2016-03-02T15:09:00</dc:date>
            </office:change-info>
            <text:p text:style-name="P11"><text:span text:style-name="Internet_20_link"><text:span text:style-name="T11"><text:s/>live</text:span></text:span></text:p>
          </text:deletion>
        </text:changed-region>
        <text:changed-region xml:id="ct53816144" text:id="ct53816144">
          <text:deletion>
            <office:change-info>
              <dc:creator>zoidberg9000 </dc:creator>
              <dc:date>2016-03-31T16:43:00</dc:date>
            </office:change-info>
            <text:p text:style-name="P11"><text:span text:style-name="Internet_20_link"><text:span text:style-name="T11"/></text:span></text:p>
            <text:p text:style-name="P12">Design and implementation of intelligent</text:p>
          </text:deletion>
        </text:changed-region>
        <text:changed-region xml:id="ct60989344" text:id="ct60989344">
          <text:insertion>
            <office:change-info>
              <dc:creator>zoidberg9000 </dc:creator>
              <dc:date>2016-03-31T16:46:00</dc:date>
            </office:change-info>
          </text:insertion>
        </text:changed-region>
        <text:changed-region xml:id="ct54960576" text:id="ct54960576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71366496" text:id="ct71366496">
          <text:deletion>
            <office:change-info>
              <dc:creator>zoidberg9000 </dc:creator>
              <dc:date>2016-03-02T15:08:00</dc:date>
            </office:change-info>
            <text:p text:style-name="P13"><text:span text:style-name="Internet_20_link"><text:span text:style-name="T10"><text:s/></text:span></text:span><text:a xlink:type="simple" xlink:href="https://play.google.com/store/apps/details?id=com.chopstickphoenix.miniwrestlesurvival.android&amp;hl=en" text:style-name="Internet_20_link" text:visited-style-name="Visited_20_Internet_20_Link"><text:span text:style-name="Internet_20_link"><text:span text:style-name="T8">Mini-Wrestle-Survival</text:span></text:span></text:a><text:span text:style-name="Internet_20_link"><text:span text:style-name="T11"> </text:span></text:span></text:p>
          </text:deletion>
        </text:changed-region>
        <text:changed-region xml:id="ct59597792" text:id="ct59597792">
          <text:deletion>
            <office:change-info>
              <dc:creator>zoidberg9000 </dc:creator>
              <dc:date>2016-03-31T16:43:00</dc:date>
            </office:change-info>
            <text:p text:style-name="P13"><text:span text:style-name="Internet_20_link"><text:span text:style-name="T11"><text:s/>game integrated with third party API's and advertising networks.</text:span></text:span></text:p>
          </text:deletion>
        </text:changed-region>
        <text:changed-region xml:id="ct59597584" text:id="ct59597584">
          <text:deletion>
            <office:change-info>
              <dc:creator>zoidberg9000 </dc:creator>
              <dc:date>2016-03-02T15:09:00</dc:date>
            </office:change-info>
            <text:p text:style-name="P13"><text:span text:style-name="Internet_20_link"><text:span text:style-name="T11">d platform</text:span></text:span></text:p>
          </text:deletion>
        </text:changed-region>
        <text:changed-region xml:id="ct59597376" text:id="ct59597376">
          <text:deletion>
            <office:change-info>
              <dc:creator>zoidberg9000 </dc:creator>
              <dc:date>2016-03-31T16:43:00</dc:date>
            </office:change-info>
            <text:p text:style-name="P13"><text:span text:style-name="Internet_20_link"><text:span text:style-name="T11"><text:s/>2</text:span></text:span></text:p>
          </text:deletion>
        </text:changed-region>
        <text:changed-region xml:id="ct54960096" text:id="ct54960096">
          <text:deletion>
            <office:change-info>
              <dc:creator>zoidberg9000 </dc:creator>
              <dc:date>2016-03-02T15:09:00</dc:date>
            </office:change-info>
            <text:p text:style-name="P13"><text:span text:style-name="Internet_20_link"><text:span text:style-name="T11"><text:s/>a fast-paced</text:span></text:span></text:p>
          </text:deletion>
        </text:changed-region>
        <text:changed-region xml:id="ct60989552" text:id="ct60989552">
          <text:deletion>
            <office:change-info>
              <dc:creator>zoidberg9000 </dc:creator>
              <dc:date>2016-03-31T16:43:00</dc:date>
            </office:change-info>
            <text:p text:style-name="P13"><text:span text:style-name="Internet_20_link"><text:span text:style-name="T11">Design and implementation of</text:span></text:span></text:p>
          </text:deletion>
        </text:changed-region>
        <text:changed-region xml:id="ct71366704" text:id="ct71366704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71052400" text:id="ct71052400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78888800" text:id="ct78888800">
          <text:deletion>
            <office:change-info>
              <dc:creator>zoidberg9000 </dc:creator>
              <dc:date>2016-03-31T16:43:00</dc:date>
            </office:change-info>
            <text:p text:style-name="P14">ervice delivery management for a range of international clients in the private sector.</text:p>
          </text:deletion>
        </text:changed-region>
        <text:changed-region xml:id="ct78888592" text:id="ct78888592">
          <text:deletion>
            <office:change-info>
              <dc:creator>zoidberg9000 </dc:creator>
              <dc:date>2016-03-09T17:39:00</dc:date>
            </office:change-info>
            <text:p text:style-name="P14">security and s</text:p>
          </text:deletion>
        </text:changed-region>
        <text:changed-region xml:id="ct77016896" text:id="ct77016896">
          <text:deletion>
            <office:change-info>
              <dc:creator>zoidberg9000 </dc:creator>
              <dc:date>2016-03-09T17:38:00</dc:date>
            </office:change-info>
            <text:p text:style-name="P14">, </text:p>
          </text:deletion>
        </text:changed-region>
        <text:changed-region xml:id="ct77016688" text:id="ct77016688">
          <text:deletion>
            <office:change-info>
              <dc:creator>zoidberg9000 </dc:creator>
              <dc:date>2016-03-09T17:39:00</dc:date>
            </office:change-info>
            <text:p text:style-name="P14">g</text:p>
          </text:deletion>
        </text:changed-region>
        <text:changed-region xml:id="ct77016480" text:id="ct77016480">
          <text:deletion>
            <office:change-info>
              <dc:creator>zoidberg9000 </dc:creator>
              <dc:date>2016-03-31T16:43:00</dc:date>
            </office:change-info>
            <text:p text:style-name="P14">projects within the private sector; including satellite communications, network troubleshootin</text:p>
          </text:deletion>
        </text:changed-region>
        <text:changed-region xml:id="ct77845920" text:id="ct77845920">
          <text:deletion>
            <office:change-info>
              <dc:creator>zoidberg9000 </dc:creator>
              <dc:date>2016-03-04T17:54:00</dc:date>
            </office:change-info>
            <text:p text:style-name="P14">technical </text:p>
          </text:deletion>
        </text:changed-region>
        <text:changed-region xml:id="ct77845712" text:id="ct77845712">
          <text:deletion>
            <office:change-info>
              <dc:creator>zoidberg9000 </dc:creator>
              <dc:date>2016-03-31T16:43:00</dc:date>
            </office:change-info>
            <text:p text:style-name="P14"><text:s/>for multiple </text:p>
          </text:deletion>
        </text:changed-region>
        <text:changed-region xml:id="ct77845504" text:id="ct77845504">
          <text:deletion>
            <office:change-info>
              <dc:creator>zoidberg9000 </dc:creator>
              <dc:date>2016-03-04T17:53:00</dc:date>
            </office:change-info>
            <text:p text:style-name="P14">engineer</text:p>
          </text:deletion>
        </text:changed-region>
        <text:changed-region xml:id="ct77297056" text:id="ct77297056">
          <text:deletion>
            <office:change-info>
              <dc:creator>zoidberg9000 </dc:creator>
              <dc:date>2016-03-31T16:43:00</dc:date>
            </office:change-info>
            <text:p text:style-name="P15"><text:span text:style-name="Internet_20_link"><text:span text:style-name="T9"/></text:span></text:p>
            <text:p text:style-name="P14">Lead </text:p>
          </text:deletion>
        </text:changed-region>
        <text:changed-region xml:id="ct77296848" text:id="ct77296848">
          <text:deletion>
            <office:change-info>
              <dc:creator>zoidberg9000 </dc:creator>
              <dc:date>2016-03-31T16:53:00</dc:date>
            </office:change-info>
            <text:p text:style-name="P15"><text:span text:style-name="Internet_20_link"><text:span text:style-name="T9">iemme</text:span></text:span></text:p>
          </text:deletion>
        </text:changed-region>
        <text:changed-region xml:id="ct77296640" text:id="ct77296640">
          <text:deletion>
            <office:change-info>
              <dc:creator>zoidberg9000 </dc:creator>
              <dc:date>2016-03-31T17:06:00</dc:date>
            </office:change-info>
            <text:p text:style-name="P15"><text:span text:style-name="Internet_20_link"><text:span text:style-name="T9">Real-T</text:span></text:span></text:p>
          </text:deletion>
        </text:changed-region>
        <text:changed-region xml:id="ct77473168" text:id="ct77473168">
          <text:deletion>
            <office:change-info>
              <dc:creator>zoidberg9000 </dc:creator>
              <dc:date>2016-03-31T16:53:00</dc:date>
            </office:change-info>
            <text:p text:style-name="P15"><text:span text:style-name="Internet_20_link"><text:span text:style-name="T9">Custom RESTful API + CRUD Ops consumed by Responsive Angular App</text:span></text:span></text:p>
          </text:deletion>
        </text:changed-region>
        <text:changed-region xml:id="ct78889008" text:id="ct78889008">
          <text:insertion>
            <office:change-info>
              <dc:creator>zoidberg9000 </dc:creator>
              <dc:date>2016-03-31T17:07:00</dc:date>
            </office:change-info>
          </text:insertion>
        </text:changed-region>
        <text:changed-region xml:id="ct60033200" text:id="ct60033200">
          <text:insertion>
            <office:change-info>
              <dc:creator>zoidberg9000 </dc:creator>
              <dc:date>2016-03-31T17:08:00</dc:date>
            </office:change-info>
          </text:insertion>
        </text:changed-region>
        <text:changed-region xml:id="ct71138208" text:id="ct71138208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61015312" text:id="ct61015312">
          <text:deletion>
            <office:change-info>
              <dc:creator>zoidberg9000 </dc:creator>
              <dc:date>2016-03-31T17:05:00</dc:date>
            </office:change-info>
            <text:p text:style-name="P16"><text:span text:style-name="Internet_20_link"><text:span text:style-name="T11">Eclipse IDE, Git@Github</text:span></text:span></text:p>
          </text:deletion>
        </text:changed-region>
        <text:changed-region xml:id="ct68025488" text:id="ct68025488">
          <text:deletion>
            <office:change-info>
              <dc:creator>zoidberg9000 </dc:creator>
              <dc:date>2016-03-31T16:55:00</dc:date>
            </office:change-info>
            <text:p text:style-name="P16"><text:span text:style-name="Internet_20_link"><text:span text:style-name="T9">Real-Time Authenticated ChatAndroid AG2!!br0ken!!</text:span></text:span></text:p>
          </text:deletion>
        </text:changed-region>
        <text:changed-region xml:id="ct58348560" text:id="ct58348560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53895712" text:id="ct53895712">
          <text:insertion>
            <office:change-info>
              <dc:creator>zoidberg9000 </dc:creator>
              <dc:date>2016-03-31T17:12:00</dc:date>
            </office:change-info>
          </text:insertion>
        </text:changed-region>
        <text:changed-region xml:id="ct69359360" text:id="ct69359360">
          <text:insertion>
            <office:change-info>
              <dc:creator>zoidberg9000 </dc:creator>
              <dc:date>2016-03-31T20:29:00</dc:date>
            </office:change-info>
          </text:insertion>
        </text:changed-region>
        <text:changed-region xml:id="ct71585712" text:id="ct71585712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69358896" text:id="ct69358896">
          <text:deletion>
            <office:change-info>
              <dc:creator>zoidberg9000 </dc:creator>
              <dc:date>2016-03-31T16:43:00</dc:date>
            </office:change-info>
            <text:p text:style-name="P17"><text:s/>Consultancy and Service Delivery Management, ~6 years experience as a Queen's Commissioned Officer (Royal Signals)</text:p>
          </text:deletion>
        </text:changed-region>
        <text:changed-region xml:id="ct71178064" text:id="ct71178064">
          <text:deletion>
            <office:change-info>
              <dc:creator>zoidberg9000 </dc:creator>
              <dc:date>2016-03-04T17:54:00</dc:date>
            </office:change-info>
            <text:p text:style-name="P17"><text:s/>Networking</text:p>
          </text:deletion>
        </text:changed-region>
        <text:changed-region xml:id="ct59102640" text:id="ct59102640">
          <text:deletion>
            <office:change-info>
              <dc:creator>zoidberg9000 </dc:creator>
              <dc:date>2016-03-31T16:43:00</dc:date>
            </office:change-info>
            <text:p text:style-name="P17">~1 year software development. ~2 years IT</text:p>
          </text:deletion>
        </text:changed-region>
        <text:changed-region xml:id="ct56959408" text:id="ct56959408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60292832" text:id="ct60292832">
          <text:insertion>
            <office:change-info>
              <dc:creator>zoidberg9000 </dc:creator>
              <dc:date>2016-03-31T17:22:00</dc:date>
            </office:change-info>
          </text:insertion>
        </text:changed-region>
        <text:changed-region xml:id="ct68500400" text:id="ct68500400">
          <text:insertion>
            <office:change-info>
              <dc:creator>zoidberg9000 </dc:creator>
              <dc:date>2016-03-31T17:23:00</dc:date>
            </office:change-info>
          </text:insertion>
        </text:changed-region>
        <text:changed-region xml:id="ct57868944" text:id="ct57868944">
          <text:deletion>
            <office:change-info>
              <dc:creator>zoidberg9000 </dc:creator>
              <dc:date>2016-03-31T17:11:00</dc:date>
            </office:change-info>
            <text:p text:style-name="P18"/>
            <text:p text:style-name="P18"/>
          </text:deletion>
        </text:changed-region>
        <text:changed-region xml:id="ct57868736" text:id="ct57868736">
          <text:deletion>
            <office:change-info>
              <dc:creator>zoidberg9000 </dc:creator>
              <dc:date>2016-03-01T13:01:00</dc:date>
            </office:change-info>
            <text:p text:style-name="P19">COMPUTER PROGRAMMER</text:p>
          </text:deletion>
        </text:changed-region>
        <text:changed-region xml:id="ct57868528" text:id="ct57868528">
          <text:deletion>
            <office:change-info>
              <dc:creator>zoidberg9000 </dc:creator>
              <dc:date>2016-03-31T17:11:00</dc:date>
            </office:change-info>
            <text:p text:style-name="P20"><text:s text:c="47"/></text:p>
          </text:deletion>
        </text:changed-region>
        <text:changed-region xml:id="ct55074576" text:id="ct55074576">
          <text:deletion>
            <office:change-info>
              <dc:creator>zoidberg9000 </dc:creator>
              <dc:date>2016-03-04T17:43:00</dc:date>
            </office:change-info>
            <text:p text:style-name="P20"><text:s text:c="3"/></text:p>
          </text:deletion>
        </text:changed-region>
        <text:changed-region xml:id="ct55074368" text:id="ct55074368">
          <text:deletion>
            <office:change-info>
              <dc:creator>zoidberg9000 </dc:creator>
              <dc:date>2016-03-31T17:11:00</dc:date>
            </office:change-info>
            <text:p text:style-name="P20">Technical Proficiencies</text:p>
            <text:p text:style-name="P20"/>
          </text:deletion>
        </text:changed-region>
        <text:changed-region xml:id="ct55074160" text:id="ct55074160">
          <text:deletion>
            <office:change-info>
              <dc:creator>zoidberg9000 </dc:creator>
              <dc:date>2016-03-09T11:28:00</dc:date>
            </office:change-info>
            <text:p text:style-name="P21"/>
            <text:p text:style-name="P20"/>
          </text:deletion>
        </text:changed-region>
        <text:changed-region xml:id="ct69484768" text:id="ct69484768">
          <text:deletion>
            <office:change-info>
              <dc:creator>zoidberg9000 </dc:creator>
              <dc:date>2016-03-01T13:26:00</dc:date>
            </office:change-info>
            <text:p text:style-name="P21">Volunteered during summers for Habitat for Humanity (2008, 2010) and ABC Homeless Shelter (2009).</text:p>
          </text:deletion>
        </text:changed-region>
        <text:changed-region xml:id="ct69484560" text:id="ct69484560">
          <text:deletion>
            <office:change-info>
              <dc:creator>zoidberg9000 </dc:creator>
              <dc:date>2016-03-31T17:11:00</dc:date>
            </office:change-info>
            <text:p text:style-name="P22"><text:s text:c="66"/></text:p>
          </text:deletion>
        </text:changed-region>
        <text:changed-region xml:id="ct55285440" text:id="ct55285440">
          <text:deletion>
            <office:change-info>
              <dc:creator>zoidberg9000 </dc:creator>
              <dc:date>2016-03-04T17:43:00</dc:date>
            </office:change-info>
            <text:p text:style-name="P22"><text:s text:c="3"/></text:p>
          </text:deletion>
        </text:changed-region>
        <text:changed-region xml:id="ct55158592" text:id="ct55158592">
          <text:deletion>
            <office:change-info>
              <dc:creator>zoidberg9000 </dc:creator>
              <dc:date>2016-03-31T17:11:00</dc:date>
            </office:change-info>
            <text:p text:style-name="P21"><text:span text:style-name="T12"><text:s/></text:span><text:span text:style-name="T13">Education</text:span></text:p>
            <text:p text:style-name="P23"><text:s/></text:p>
            <text:p text:style-name="P22"/>
          </text:deletion>
        </text:changed-region>
        <text:changed-region xml:id="ct58643824" text:id="ct58643824">
          <text:insertion>
            <office:change-info>
              <dc:creator>zoidberg9000 </dc:creator>
              <dc:date>2016-03-31T20:29:00</dc:date>
            </office:change-info>
          </text:insertion>
        </text:changed-region>
        <text:changed-region xml:id="ct57945920" text:id="ct57945920">
          <text:insertion>
            <office:change-info>
              <dc:creator>zoidberg9000 </dc:creator>
              <dc:date>2016-03-31T17:23:00</dc:date>
            </office:change-info>
          </text:insertion>
        </text:changed-region>
        <text:changed-region xml:id="ct76172560" text:id="ct76172560">
          <text:deletion>
            <office:change-info>
              <dc:creator>zoidberg9000 </dc:creator>
              <dc:date>2016-03-04T17:44:00</dc:date>
            </office:change-info>
            <text:p text:style-name="P19"><text:s text:c="3"/></text:p>
          </text:deletion>
        </text:changed-region>
        <text:changed-region xml:id="ct57005824" text:id="ct57005824">
          <text:insertion>
            <office:change-info>
              <dc:creator>zoidberg9000 </dc:creator>
              <dc:date>2016-03-31T17:14:00</dc:date>
            </office:change-info>
          </text:insertion>
        </text:changed-region>
        <text:changed-region xml:id="ct70969632" text:id="ct70969632">
          <text:insertion>
            <office:change-info>
              <dc:creator>zoidberg9000 </dc:creator>
              <dc:date>2016-03-31T17:11:00</dc:date>
            </office:change-info>
          </text:insertion>
        </text:changed-region>
        <text:changed-region xml:id="ct59797664" text:id="ct59797664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68089888" text:id="ct68089888">
          <text:insertion>
            <office:change-info>
              <dc:creator>zoidberg9000 </dc:creator>
              <dc:date>2016-03-31T17:25:00</dc:date>
            </office:change-info>
          </text:insertion>
        </text:changed-region>
        <text:changed-region xml:id="ct76876032" text:id="ct76876032">
          <text:insertion>
            <office:change-info>
              <dc:creator>zoidberg9000 </dc:creator>
              <dc:date>2016-03-10T10:33:00</dc:date>
            </office:change-info>
          </text:insertion>
        </text:changed-region>
        <text:changed-region xml:id="ct71117712" text:id="ct71117712">
          <text:insertion>
            <office:change-info>
              <dc:creator>zoidberg9000 </dc:creator>
              <dc:date>2016-03-31T17:33:00</dc:date>
            </office:change-info>
          </text:insertion>
        </text:changed-region>
        <text:changed-region xml:id="ct70836656" text:id="ct70836656">
          <text:insertion>
            <office:change-info>
              <dc:creator>zoidberg9000 </dc:creator>
              <dc:date>2016-03-10T10:33:00</dc:date>
            </office:change-info>
          </text:insertion>
        </text:changed-region>
        <text:changed-region xml:id="ct57261136" text:id="ct57261136">
          <text:insertion>
            <office:change-info>
              <dc:creator>zoidberg9000 </dc:creator>
              <dc:date>2016-03-10T10:36:00</dc:date>
            </office:change-info>
          </text:insertion>
        </text:changed-region>
        <text:changed-region xml:id="ct77462032" text:id="ct77462032">
          <text:insertion>
            <office:change-info>
              <dc:creator>zoidberg9000 </dc:creator>
              <dc:date>2016-03-10T10:41:00</dc:date>
            </office:change-info>
          </text:insertion>
        </text:changed-region>
        <text:changed-region xml:id="ct57331536" text:id="ct57331536">
          <text:insertion>
            <office:change-info>
              <dc:creator>zoidberg9000 </dc:creator>
              <dc:date>2016-03-31T17:26:00</dc:date>
            </office:change-info>
          </text:insertion>
        </text:changed-region>
        <text:changed-region xml:id="ct57331744" text:id="ct57331744">
          <text:deletion>
            <office:change-info>
              <dc:creator>zoidberg9000 </dc:creator>
              <dc:date>2016-03-31T17:28:00</dc:date>
            </office:change-info>
            <text:p text:style-name="P24">Full</text:p>
          </text:deletion>
        </text:changed-region>
        <text:changed-region xml:id="ct57331952" text:id="ct57331952">
          <text:insertion>
            <office:change-info>
              <dc:creator>zoidberg9000 </dc:creator>
              <dc:date>2016-03-10T08:47:00</dc:date>
            </office:change-info>
          </text:insertion>
        </text:changed-region>
        <text:changed-region xml:id="ct71154384" text:id="ct71154384">
          <text:insertion>
            <office:change-info>
              <dc:creator>zoidberg9000 </dc:creator>
              <dc:date>2016-03-10T10:00:00</dc:date>
            </office:change-info>
          </text:insertion>
        </text:changed-region>
        <text:changed-region xml:id="ct54974288" text:id="ct54974288">
          <text:insertion>
            <office:change-info>
              <dc:creator>zoidberg9000 </dc:creator>
              <dc:date>2016-03-10T08:48:00</dc:date>
            </office:change-info>
          </text:insertion>
        </text:changed-region>
        <text:changed-region xml:id="ct77831568" text:id="ct77831568">
          <text:insertion>
            <office:change-info>
              <dc:creator>zoidberg9000 </dc:creator>
              <dc:date>2016-03-10T09:59:00</dc:date>
            </office:change-info>
          </text:insertion>
        </text:changed-region>
        <text:changed-region xml:id="ct68131552" text:id="ct68131552">
          <text:insertion>
            <office:change-info>
              <dc:creator>zoidberg9000 </dc:creator>
              <dc:date>2016-03-10T10:00:00</dc:date>
            </office:change-info>
          </text:insertion>
        </text:changed-region>
        <text:changed-region xml:id="ct54974496" text:id="ct54974496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54978960" text:id="ct54978960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54979168" text:id="ct54979168">
          <text:insertion>
            <office:change-info>
              <dc:creator>zoidberg9000 </dc:creator>
              <dc:date>2016-03-10T08:39:00</dc:date>
            </office:change-info>
          </text:insertion>
        </text:changed-region>
        <text:changed-region xml:id="ct67819312" text:id="ct67819312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57237504" text:id="ct57237504">
          <text:insertion>
            <office:change-info>
              <dc:creator>zoidberg9000 </dc:creator>
              <dc:date>2016-03-10T08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9"><text:change-start text:change-id="ct57254672"/>Robert Mackness<text:change-end text:change-id="ct57254672"/></text:p>
          </table:table-cell>
          <table:table-cell table:style-name="Table1.B1" table:number-rows-spanned="3" office:value-type="string">
            <text:p text:style-name="P65"><text:change-start text:change-id="ct70894896"/></text:p>
            <text:p text:style-name="P64"><text:span text:style-name="T18">mackness</text:span><text:span text:style-name="T20">.io</text:span></text:p>
            <text:p text:style-name="P64"><text:span text:style-name="T18">blog</text:span><text:span text:style-name="T21">.mackness.io</text:span><text:change-end text:change-id="ct70894896"/><text:change-start text:change-id="ct70895104"/></text:p>
            <text:p text:style-name="P64"><text:span text:style-name="T18">facebook</text:span><text:span text:style-name="T21">.com/rob.mackness</text:span><text:change-end text:change-id="ct70895104"/><text:change-start text:change-id="ct71370080"/></text:p>
            <text:p text:style-name="P64"><draw:custom-shape text:anchor-type="char" draw:z-index="0" draw:style-name="gr1" draw:text-style-name="P86" svg:width="21.04cm" svg:height="5.294cm" svg:x="-17.921cm" svg:y="-3.875cm"><text:p/><draw:enhanced-geometry svg:viewBox="0 0 21600 21600" draw:type="rectangle" draw:enhanced-path="M 0 0 L 21600 0 21600 21600 0 21600 0 0 Z N"/></draw:custom-shape><text:span text:style-name="T19"> <text:s/></text:span><text:span text:style-name="T18">github</text:span><text:span text:style-name="T21">.com/robertmackness</text:span><text:change-end text:change-id="ct71370080"/></text:p>
          </table:table-cell>
        </table:table-row>
        <table:table-row table:style-name="Table1.1">
          <table:table-cell table:style-name="Table1.A1" office:value-type="string">
            <text:p text:style-name="P5"><text:change-start text:change-id="ct78798144"/>Junior Web Developer<text:change-end text:change-id="ct7879814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change-start text:change-id="ct71206544"/><text:span text:style-name="T15">Edinburgh, Scotland</text:span><text:span text:style-name="T2"> </text:span><text:span text:style-name="T15"><text:s/>+44 7775432552 </text:span><text:span text:style-name="T2"><text:s/></text:span><text:span text:style-name="T15"><text:s/>robert@mackness.io</text:span><text:change-end text:change-id="ct71206544"/></text:p>
          </table:table-cell>
          <table:covered-table-cell/>
        </table:table-row>
      </table:table>
      <text:p text:style-name="P2"><text:change-start text:change-id="ct58659088"/></text:p>
      <text:p text:style-name="P2"/>
      <text:p text:style-name="P2"/>
      <text:p text:style-name="P2"><text:change-end text:change-id="ct58659088"/><text:change text:change-id="ct60847472"/><text:change text:change-id="ct60847264"/><text:change text:change-id="ct59933840"/><text:change text:change-id="ct59933360"/><text:change text:change-id="ct55066064"/><text:change text:change-id="ct55065856"/><text:change text:change-id="ct55065648"/><text:change text:change-id="ct71494736"/><text:change text:change-id="ct71494528"/><text:change text:change-id="ct71494320"/><text:change text:change-id="ct53972016"/><text:change text:change-id="ct53971808"/><text:change text:change-id="ct45277696"/><text:change-start text:change-id="ct60847680"/><text:span text:style-name="T4"><text:s text:c="69"/></text:span><text:change-end text:change-id="ct60847680"/><text:change text:change-id="ct55158176"/><text:change text:change-id="ct57858944"/><text:change text:change-id="ct57858736"/><text:change text:change-id="ct57858528"/><text:change-start text:change-id="ct55158384"/><text:span text:style-name="T5">Portfolio</text:span><text:change-end text:change-id="ct55158384"/></text:p>
      <text:p text:style-name="P54"><text:s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change-start text:change-id="ct69485024"/><text:span text:style-name="Internet_20_link"><text:span text:style-name="T9">Responsive Portfolio Site</text:span></text:span></text:p>
            <text:p text:style-name="P10"><text:change-end text:change-id="ct69485024"/><text:change text:change-id="ct77030096"/><text:change text:change-id="ct77029888"/><text:change-start text:change-id="ct77030304"/><text:a xlink:type="simple" xlink:href="http://mackness.io/" text:style-name="Internet_20_link" text:visited-style-name="Visited_20_Internet_20_Link"><text:span text:style-name="Internet_20_link"><text:span text:style-name="T53">mackness.io</text:span></text:span></text:a><text:change-end text:change-id="ct77030304"/><text:change-start text:change-id="ct59166336"/></text:p>
            <text:p text:style-name="P27"><text:span text:style-name="Internet_20_link"><text:span text:style-name="T37">Front End</text:span></text:span></text:p>
            <text:p text:style-name="P27"><text:span text:style-name="Internet_20_link"><text:span text:style-name="T11">Angular 1.5, Javascript, Bootstrap, </text:span></text:span><text:change-end text:change-id="ct59166336"/><text:change-start text:change-id="ct59414416"/><text:span text:style-name="Internet_20_link"><text:span text:style-name="T11">HTML5 / CSS3</text:span></text:span></text:p>
            <text:p text:style-name="P27"><text:span text:style-name="Internet_20_link"><text:span text:style-name="T37">Back End</text:span></text:span></text:p>
            <text:p text:style-name="P27"><text:span text:style-name="Internet_20_link"><text:span text:style-name="T11">Javascript, Node, Express, MongoDB@mLab</text:span></text:span></text:p>
            <text:p text:style-name="P27"><text:span text:style-name="Internet_20_link"><text:span text:style-name="T37">Build Tools</text:span></text:span><text:change-end text:change-id="ct59414416"/><text:change-start text:change-id="ct57018160"/><text:span text:style-name="Internet_20_link"><text:span text:style-name="T37"> / Platform / VCS</text:span></text:span></text:p>
            <text:p text:style-name="P27"><text:span text:style-name="Internet_20_link"><text:span text:style-name="T11">Gulp – minification and image optimisation, Heroku, Git@Github</text:span></text:span><text:change-end text:change-id="ct57018160"/></text:p>
          </table:table-cell>
        </table:table-row>
        <table:table-row table:style-name="Table2.1">
          <table:table-cell table:style-name="Table2.A2" office:value-type="string">
            <text:p text:style-name="P10"><text:change text:change-id="ct59933568"/><text:change-start text:change-id="ct57252480"/><text:span text:style-name="Internet_20_link"><text:span text:style-name="T9">Cus</text:span></text:span><text:change-end text:change-id="ct57252480"/><text:change-start text:change-id="ct60331456"/><text:span text:style-name="Internet_20_link"><text:span text:style-name="T9">tom RESTful API + CRUD Ops consumed by Responsive Angular App</text:span></text:span><text:change-end text:change-id="ct60331456"/></text:p>
            <text:p text:style-name="P10"><text:change-start text:change-id="ct58298160"/><text:a xlink:type="simple" xlink:href="http://www.mackness.io/#/portfolio/customerserviceportal" text:style-name="Internet_20_link" text:visited-style-name="Visited_20_Internet_20_Link"><text:span text:style-name="Internet_20_link"><text:span text:style-name="T53">Demo Customer Service Portal</text:span></text:span></text:a></text:p>
            <text:p text:style-name="P27"><text:span text:style-name="Internet_20_link"><text:span text:style-name="T37">Front End</text:span></text:span></text:p>
            <text:p text:style-name="P27"><text:span text:style-name="Internet_20_link"><text:span text:style-name="T11">Angular 1.5, Javascript, Bootstrap, HTML5 / CSS3</text:span></text:span></text:p>
            <text:p text:style-name="P27"><text:span text:style-name="Internet_20_link"><text:span text:style-name="T37">Back End</text:span></text:span></text:p>
            <text:p text:style-name="P27"><text:span text:style-name="Internet_20_link"><text:span text:style-name="T11">Javascript, Node, Express, </text:span></text:span><text:span text:style-name="Internet_20_link"><text:span text:style-name="T32">Mongoose,</text:span></text:span><text:span text:style-name="Internet_20_link"><text:span text:style-name="T11"> MongoDB@mLab</text:span></text:span></text:p>
            <text:p text:style-name="P11"><text:span text:style-name="Internet_20_link"><text:span text:style-name="T37">Build Tools / Platform / VCS</text:span></text:span><text:change-end text:change-id="ct58298160"/><text:change-start text:change-id="ct58640624"/></text:p>
            <text:p text:style-name="P11"><text:change-end text:change-id="ct58640624"/><text:change text:change-id="ct60989136"/><text:change text:change-id="ct53816560"/><text:change text:change-id="ct53816352"/><text:change text:change-id="ct53816144"/><text:change-start text:change-id="ct60989344"/><text:span text:style-name="Internet_20_link"><text:span text:style-name="T11">Gulp – minification and image optimisation, Heroku, Git@Github</text:span></text:span><text:change-end text:change-id="ct60989344"/></text:p>
          </table:table-cell>
        </table:table-row>
        <table:table-row table:style-name="Table2.1">
          <table:table-cell table:style-name="Table2.A1" office:value-type="string">
            <text:p text:style-name="P16"><text:change-start text:change-id="ct54960576"/><text:span text:style-name="Internet_20_link"><text:span text:style-name="T9">Real-Time Authenticated Chat</text:span></text:span></text:p>
            <text:p text:style-name="P16"><text:a xlink:type="simple" xlink:href="http://chat.mackness.io/" text:style-name="Internet_20_link" text:visited-style-name="Visited_20_Internet_20_Link"><text:span text:style-name="Internet_20_link"><text:span text:style-name="T55">chat.mackness.io/</text:span></text:span></text:a></text:p>
            <text:p text:style-name="P13"><text:span text:style-name="Internet_20_link"><text:span text:style-name="T37">Front End</text:span></text:span></text:p>
            <text:p text:style-name="P13"><text:span text:style-name="Internet_20_link"><text:span text:style-name="T11">React JS, Javascript, Bootstrap, HTML5 / CSS3</text:span></text:span></text:p>
            <text:p text:style-name="P13"><text:span text:style-name="Internet_20_link"><text:span text:style-name="T37">Back End</text:span></text:span></text:p>
            <text:p text:style-name="P13"><text:span text:style-name="Internet_20_link"><text:span text:style-name="T11">Javascript, Meteor JS, MongoDB@mLab</text:span></text:span></text:p>
            <text:p text:style-name="P13"><text:span text:style-name="Internet_20_link"><text:span text:style-name="T37">Build Tools / Platform / VCS</text:span></text:span></text:p>
            <text:p text:style-name="P13"><text:change-end text:change-id="ct54960576"/><text:change text:change-id="ct71366496"/><text:change text:change-id="ct59597792"/><text:change text:change-id="ct59597584"/><text:change text:change-id="ct59597376"/><text:change text:change-id="ct54960096"/><text:change text:change-id="ct60989552"/><text:change-start text:change-id="ct71366704"/><text:span text:style-name="Internet_20_link"><text:span text:style-name="T11">Heroku, Git@Github</text:span></text:span><text:change-end text:change-id="ct71366704"/></text:p>
          </table:table-cell>
        </table:table-row>
        <table:table-row table:style-name="Table2.1">
          <table:table-cell table:style-name="Table2.A2" office:value-type="string">
            <text:p text:style-name="P38"><text:change-start text:change-id="ct71052400"/><text:span text:style-name="Internet_20_link"><text:span text:style-name="T42">Public Code – Answers to Open Javascript Challenges</text:span></text:span></text:p>
            <text:p text:style-name="P38"><text:a xlink:type="simple" xlink:href="https://github.com/robertmackness/js-assessment/tree/master/app" text:style-name="Internet_20_link" text:visited-style-name="Visited_20_Internet_20_Link"><text:span text:style-name="Internet_20_link"><text:span text:style-name="T56">Public Git Repo Link</text:span></text:span></text:a></text:p>
            <text:p text:style-name="P31"><text:span text:style-name="Internet_20_link"><text:span text:style-name="T38">Rebecca Murphey's Javascript Assessement</text:span></text:span></text:p>
            <text:p text:style-name="P15"><text:change-end text:change-id="ct71052400"/><text:change text:change-id="ct78888800"/><text:change text:change-id="ct78888592"/><text:change text:change-id="ct77016896"/><text:change text:change-id="ct77016688"/><text:change text:change-id="ct77016480"/><text:change text:change-id="ct77845920"/><text:change text:change-id="ct77845712"/><text:change text:change-id="ct77845504"/><text:change text:change-id="ct77297056"/><text:change text:change-id="ct77296848"/><text:change text:change-id="ct77296640"/><text:change text:change-id="ct77473168"/><text:change-start text:change-id="ct78889008"/><text:span text:style-name="T8">Scope, Closures, Regex, String manipulation, Bitwise Operators, Recurs</text:span><text:change-end text:change-id="ct78889008"/><text:change-start text:change-id="ct60033200"/><text:span text:style-name="T8">ion and more.</text:span><text:change-end text:change-id="ct60033200"/></text:p>
          </table:table-cell>
        </table:table-row>
        <table:table-row table:style-name="Table2.1">
          <table:table-cell table:style-name="Table2.A1" office:value-type="string">
            <text:p text:style-name="P16"><text:change-start text:change-id="ct71138208"/><text:span text:style-name="Internet_20_link"><text:span text:style-name="T9">Web-Development Technical Blogging</text:span></text:span></text:p>
            <text:p text:style-name="P16"><text:change-end text:change-id="ct71138208"/><text:change text:change-id="ct61015312"/><text:change text:change-id="ct68025488"/><text:change-start text:change-id="ct58348560"/><text:a xlink:type="simple" xlink:href="http://blog.mackness.io/" text:style-name="Internet_20_link" text:visited-style-name="Visited_20_Internet_20_Link"><text:span text:style-name="Internet_20_link"><text:span text:style-name="T54">blog.mackness.io/</text:span></text:span></text:a><text:change-end text:change-id="ct58348560"/><text:change-start text:change-id="ct53895712"/></text:p>
            <text:p text:style-name="P43"><text:change-end text:change-id="ct53895712"/><text:change-start text:change-id="ct69359360"/><text:span text:style-name="Internet_20_link"><text:span text:style-name="T35">Assorted articles on web development.</text:span></text:span><text:change-end text:change-id="ct69359360"/></text:p>
          </table:table-cell>
        </table:table-row>
        <table:table-row table:style-name="Table2.1">
          <table:table-cell table:style-name="Table2.A2" office:value-type="string">
            <text:p text:style-name="P16"><text:change-start text:change-id="ct71585712"/><text:span text:style-name="Internet_20_link"><text:span text:style-name="T9">Platform Survival Game – Android</text:span></text:span></text:p>
            <text:p text:style-name="P16"><text:a xlink:type="simple" xlink:href="https://play.google.com/store/apps/details?id=com.chopstickphoenix.miniwrestlesurvival.android&amp;hl=en" text:style-name="Internet_20_link" text:visited-style-name="Visited_20_Internet_20_Link"><text:span text:style-name="Internet_20_link"><text:span text:style-name="T57">Google Play Store Link</text:span></text:span></text:a></text:p>
            <text:p text:style-name="P13"><text:span text:style-name="Internet_20_link"><text:span text:style-name="T37">Front End</text:span></text:span></text:p>
            <text:p text:style-name="P13"><text:span text:style-name="Internet_20_link"><text:span text:style-name="T11">Java, LibGDX</text:span></text:span></text:p>
            <text:p text:style-name="P13"><text:span text:style-name="Internet_20_link"><text:span text:style-name="T37">Back End</text:span></text:span></text:p>
            <text:p text:style-name="P13"><text:span text:style-name="Internet_20_link"><text:span text:style-name="T11">Swarm API for global leaderboard</text:span></text:span></text:p>
            <text:p text:style-name="P13"><text:span text:style-name="Internet_20_link"><text:span text:style-name="T37">Build Tools / Platform / VCS</text:span></text:span></text:p>
            <text:p text:style-name="P13"><text:change-end text:change-id="ct71585712"/><text:change text:change-id="ct69358896"/><text:change text:change-id="ct71178064"/><text:change text:change-id="ct59102640"/><text:change-start text:change-id="ct56959408"/><text:span text:style-name="Internet_20_link"><text:span text:style-name="T31">Eclipse IDE, Android, Git@Github</text:span></text:span><text:change-end text:change-id="ct56959408"/></text:p>
          </table:table-cell>
        </table:table-row>
        <table:table-row table:style-name="Table2.1">
          <table:table-cell table:style-name="Table2.A1" office:value-type="string">
            <text:p text:style-name="P39"><text:span text:style-name="Internet_20_link"><text:span text:style-name="T43">Financial Tr</text:span></text:span><text:change-start text:change-id="ct60292832"/><text:span text:style-name="Internet_20_link"><text:span text:style-name="T43">ading Algorithm – Gengis Khandle</text:span></text:span></text:p>
            <text:p text:style-name="P33"><text:span text:style-name="Internet_20_link"><text:span text:style-name="T39">Language</text:span></text:span></text:p>
            <text:p text:style-name="P33"><text:span text:style-name="Internet_20_link"><text:span text:style-name="T33">MQL4</text:span></text:span></text:p>
            <text:p text:style-name="P33"><text:span text:style-name="Internet_20_link"><text:span text:style-name="T39">Plat</text:span></text:span><text:change-end text:change-id="ct60292832"/><text:change-start text:change-id="ct68500400"/><text:span text:style-name="Internet_20_link"><text:span text:style-name="T39">form</text:span></text:span></text:p>
            <text:p text:style-name="P33"><text:span text:style-name="Internet_20_link"><text:span text:style-name="T33">Metatrader 4</text:span></text:span><text:change-end text:change-id="ct68500400"/></text:p>
          </table:table-cell>
        </table:table-row>
      </table:table>
      <text:p text:style-name="P21"><text:change text:change-id="ct57868944"/><text:change text:change-id="ct57868736"/><text:change text:change-id="ct57868528"/><text:change text:change-id="ct55074576"/><text:change text:change-id="ct55074368"/><text:change text:change-id="ct55074160"/><text:change text:change-id="ct69484768"/><text:change text:change-id="ct69484560"/><text:change text:change-id="ct55285440"/><text:change text:change-id="ct55158592"/></text:p>
      <text:p text:style-name="P19"><text:change-start text:change-id="ct58643824"/></text:p>
      <text:p text:style-name="P19"><text:change-end text:change-id="ct58643824"/><text:change-start text:change-id="ct57945920"/></text:p>
      <text:p text:style-name="P26"><text:change-end text:change-id="ct57945920"/><text:soft-page-break/><text:span text:style-name="T24"><text:s text:c="51"/></text:span><text:change text:change-id="ct76172560"/><text:span text:style-name="T24"><text:s text:c="12"/></text:span><text:span text:style-name="T25">Certification</text:span></text:p>
      <text:p text:style-name="P52"><text:s/></text:p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67">CCNA</text:p>
          </table:table-cell>
          <table:table-cell table:style-name="Table5.B1" office:value-type="string">
            <text:p text:style-name="P66">Pass - 2012</text:p>
          </table:table-cell>
          <table:table-cell table:style-name="Table5.A1" office:value-type="string">
            <text:p text:style-name="P67">REACHER Satellite Mgt.</text:p>
          </table:table-cell>
          <table:table-cell table:style-name="Table5.B1" office:value-type="string">
            <text:p text:style-name="P66">Pass - 2008/9</text:p>
          </table:table-cell>
        </table:table-row>
        <table:table-row table:style-name="Table5.1">
          <table:table-cell table:style-name="Table5.A1" office:value-type="string">
            <text:p text:style-name="P67">ITIL v3</text:p>
          </table:table-cell>
          <table:table-cell table:style-name="Table5.B1" office:value-type="string">
            <text:p text:style-name="P66">Pass - 2012</text:p>
          </table:table-cell>
          <table:table-cell table:style-name="Table5.A1" office:value-type="string">
            <text:p text:style-name="P67">Equality and Diversity</text:p>
          </table:table-cell>
          <table:table-cell table:style-name="Table5.B1" office:value-type="string">
            <text:p text:style-name="P66">Joint-Force Advisor</text:p>
          </table:table-cell>
        </table:table-row>
      </table:table>
      <text:p text:style-name="P45"><text:change-start text:change-id="ct57005824"/></text:p>
      <text:p text:style-name="P32"><text:change-end text:change-id="ct57005824"/><text:change-start text:change-id="ct70969632"/><text:span text:style-name="T24"><text:s text:c="67"/></text:span><text:span text:style-name="T25">Education</text:span></text:p>
      <text:p text:style-name="P53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1">Defence College of Communications and Information Systems</text:p>
          </table:table-cell>
          <table:table-cell table:style-name="Table3.B1" office:value-type="string">
            <text:p text:style-name="P32"><text:span text:style-name="Internet_20_link"><text:span text:style-name="T11">LAN/WAN, TCP/IP, Satellite Communications, Land Electronic Warfare, Routing, Switching, Technical Operations Management</text:span></text:span></text:p>
          </table:table-cell>
        </table:table-row>
        <table:table-row table:style-name="Table3.1">
          <table:table-cell table:style-name="Table3.A1" office:value-type="string">
            <text:p text:style-name="P61">Royal Military Academy Sandhurst</text:p>
          </table:table-cell>
          <table:table-cell table:style-name="Table3.B2" office:value-type="string">
            <text:p text:style-name="P47">Queen's Commission, Bachelor's Degree Equivalent</text:p>
            <text:p text:style-name="P50">Leadership, Management, War Studies, Communications and International Relations</text:p>
          </table:table-cell>
        </table:table-row>
      </table:table>
      <text:p text:style-name="P58"/>
      <text:p text:style-name="P68"><text:change-end text:change-id="ct70969632"/><text:change-start text:change-id="ct59797664"/><text:span text:style-name="T4"><text:s text:c="60"/></text:span><text:span text:style-name="T26">Career History</text:span><text:change-end text:change-id="ct59797664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1"><text:span text:style-name="T51">Jan 201</text:span><text:change-start text:change-id="ct68089888"/><text:span text:style-name="T52">5</text:span><text:change-end text:change-id="ct68089888"/><text:change-start text:change-id="ct76876032"/><text:span text:style-name="T51"> to</text:span></text:p>
            <text:p text:style-name="P62">Present<text:change-end text:change-id="ct76876032"/></text:p>
          </table:table-cell>
          <table:table-cell table:style-name="Table6.B1" office:value-type="string">
            <text:p text:style-name="P70"><text:change-start text:change-id="ct71117712"/><text:span text:style-name="T58">Self-Taught Developer</text:span><text:change-end text:change-id="ct71117712"/><text:change-start text:change-id="ct70836656"/> <text:s text:c="121"/></text:p>
            <text:p text:style-name="P48">Technical </text:p>
            <text:p text:style-name="P27"><text:span text:style-name="T44">● <text:s/></text:span><text:span text:style-name="T34">MEAN Stack - N</text:span><text:span text:style-name="T11">ode</text:span><text:change-end text:change-id="ct70836656"/><text:change-start text:change-id="ct57261136"/><text:span text:style-name="T11">, Express, Angular, MongoDB, Gulp, Bootstrap, Heroku, Git.</text:span><text:change-end text:change-id="ct57261136"/><text:change-start text:change-id="ct77462032"/></text:p>
            <text:p text:style-name="P30"><text:change-end text:change-id="ct77462032"/><text:change-start text:change-id="ct57331536"/><text:span text:style-name="T45">● <text:s/></text:span><text:span text:style-name="T11">2D Android games integrated with third party API's. Written in Java using the LibGDX framework in Eclipse and Android Studio.</text:span></text:p>
            <text:p text:style-name="P35"><text:span text:style-name="T45">● <text:s/></text:span><text:span text:style-name="T11">Design and implementation of an authenticated real-time chat program with </text:span><text:span text:style-name="T34">React/Meteor.</text:span></text:p>
            <text:p text:style-name="P30"><text:span text:style-name="T45">● <text:s/></text:span><text:span text:style-name="T11">The Odin Project + Michael Hartl's Rails tutorial + Rails/Angular/PostgreSQL tutorials.</text:span></text:p>
            <text:p text:style-name="P34"><text:span text:style-name="T44">● <text:s/></text:span><text:span text:style-name="T47">Financial trading algorithm and automated brokerage order placement (MQL4)</text:span></text:p>
            <text:p text:style-name="P49">Marketing / SEO / Advertising / UI / Image Manipulation</text:p>
            <text:p text:style-name="P30"><text:span text:style-name="T45">● <text:s/></text:span><text:span text:style-name="T11">Design and launch of Google Play Store listings using targeted descriptions and researched SEO keywords via SearchMan.</text:span><text:span text:style-name="T45"> </text:span><text:span text:style-name="T11">Design of Android game UI and animations using GIMP2.</text:span><text:change-end text:change-id="ct57331536"/><text:change text:change-id="ct57331744"/></text:p>
          </table:table-cell>
        </table:table-row>
        <table:table-row table:style-name="Table6.1">
          <table:table-cell table:style-name="Table6.A1" office:value-type="string">
            <text:p text:style-name="P62"><text:change-start text:change-id="ct57331952"/>2013</text:p>
            <text:p text:style-name="P62">to</text:p>
            <text:p text:style-name="P41"><text:span text:style-name="T51">201</text:span><text:change-end text:change-id="ct57331952"/><text:change-start text:change-id="ct71154384"/><text:span text:style-name="T51">5</text:span><text:change-end text:change-id="ct71154384"/></text:p>
          </table:table-cell>
          <table:table-cell table:style-name="Table6.B2" office:value-type="string">
            <text:p text:style-name="P70"><text:change-start text:change-id="ct54974288"/>IT Networking Consultant / Service Delivery Manager <text:s text:c="24"/>Blue Chip Data Systems</text:p>
            <text:p text:style-name="P48">Technical<text:change-end text:change-id="ct54974288"/><text:change-start text:change-id="ct77831568"/></text:p>
            <text:p text:style-name="P69"><text:span text:style-name="T46">● <text:s/></text:span><text:span text:style-name="T8">Lead engineer for multiple technical projects within the private sector; including satellite communications, network design, configuration, installation, troubleshooting and security.</text:span></text:p>
            <text:p text:style-name="P46">Leadership and Management<text:change-end text:change-id="ct77831568"/><text:change-start text:change-id="ct68131552"/></text:p>
            <text:p text:style-name="P27"><text:span text:style-name="T46">● <text:s/></text:span><text:span text:style-name="T8">Technical service delivery management for a range of international clients in the private sector.</text:span><text:change-end text:change-id="ct68131552"/></text:p>
          </table:table-cell>
        </table:table-row>
        <table:table-row table:style-name="Table6.1">
          <table:table-cell table:style-name="Table6.A1" office:value-type="string">
            <text:p text:style-name="P63"><text:change-start text:change-id="ct54974496"/>2007</text:p>
            <text:p text:style-name="P63">to</text:p>
            <text:p text:style-name="P63">2013<text:change-end text:change-id="ct54974496"/></text:p>
          </table:table-cell>
          <table:table-cell table:style-name="Table6.B1" office:value-type="string">
            <text:p text:style-name="P69"><text:change-start text:change-id="ct54978960"/><text:span text:style-name="T40">Royal Signals Troop Commander </text:span><text:change-end text:change-id="ct54978960"/><text:change-start text:change-id="ct54979168"/><text:span text:style-name="T40">–</text:span><text:change-end text:change-id="ct54979168"/><text:change-start text:change-id="ct67819312"/><text:span text:style-name="T40"> Queen's </text:span><text:change-end text:change-id="ct67819312"/><text:change-start text:change-id="ct57237504"/><text:span text:style-name="T40">Commissioned Officer <text:s text:c="20"/>British Army</text:span></text:p>
            <text:p text:style-name="P46">Leadership and Management</text:p>
            <text:p text:style-name="P27"><text:span text:style-name="T46">● <text:s/></text:span><text:span text:style-name="T8">Leadership, management and administration for multiple units ranging from 30 to 45 soldiers. </text:span></text:p>
            <text:p text:style-name="P27"><text:span text:style-name="T46">● <text:s/></text:span><text:span text:style-name="T8">Working closely with the director of a 500 strong Afghanistan National Army training unit as a leadership consultant. </text:span></text:p>
            <text:p text:style-name="P69"><text:span text:style-name="T46">● <text:s/></text:span><text:span text:style-name="T8">Management of all UK cryptographic material, electronic warfare devices, satellite/radio communications equipment and a fleet of vehicles for </text:span><text:span text:style-name="T28">international organisations.</text:span></text:p>
            <text:p text:style-name="P46">Training Delivery</text:p>
            <text:p text:style-name="P27"><text:span text:style-name="T46">● <text:s/></text:span><text:span text:style-name="T8">Designed and implemented two training and promotion courses for the Royal Signals, a 9000 strong organisation, to ensure that the right calibre of soldiers were being promoted into junior management positions.</text:span></text:p>
            <text:p text:style-name="P69"><text:span text:style-name="T46">● <text:s/></text:span><text:span text:style-name="T8">Conceptualised and implemented the training objectives for the Officer Candidate School in Kabul to reflect the changing demands of modern asymmetric warfare.</text:span></text:p>
            <text:p text:style-name="P46">Technical</text:p>
            <text:p text:style-name="P27"><text:span text:style-name="T46">● <text:s/></text:span><text:span text:style-name="T8">Signalling Officer in command of coordinating artillery gunfire and communications operatives for both Remembrance Sunday and the Queen’s</text:span><text:span text:style-name="T46"> </text:span><text:span text:style-name="T8">Diamond Jubilee and London Olympics.</text:span></text:p>
            <text:p text:style-name="P27"><text:span text:style-name="T46">● <text:s/></text:span><text:span text:style-name="T8">Initiated and led a risk and security analysis of the Kabul Military Training Centre's biometric scanning processes; closing all identified security loopholes.</text:span><text:change-end text:change-id="ct57237504"/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dc-truncate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text-transform="uppercase" fo:color="#231f20" style:font-name="Symbol" fo:font-family="Symbol" fo:font-size="10pt" fo:letter-spacing="-0.007cm" style:font-name-asian="Times New Roman" style:font-family-asian="'Times New Roman'" style:font-family-generic-asian="roman" style:font-pitch-asian="variable" style:font-size-asian="10pt" style:font-name-complex="OpenSymbol" style:font-family-complex="OpenSymbol, 'Arial Unicode MS'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rappabl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ableentry" style:family="text" style:parent-style-name="Default_20_Paragraph_20_Fon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032cm" fo:margin-right="2.03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ert-Mackness-CV</dc:title>
    <meta:initial-creator>Testuser</meta:initial-creator>
    <meta:creation-date>2011-12-02T17:45:00</meta:creation-date>
    <dc:creator>zoidberg9000 </dc:creator>
    <dc:date>2016-03-31T20:29:46.467241726</dc:date>
    <meta:print-date>2011-11-18T08:15:00</meta:print-date>
    <meta:editing-cycles>117</meta:editing-cycles>
    <meta:editing-duration>PT4H38M34S</meta:editing-duration>
    <meta:generator>LibreOffice/4.4.3.2$Linux_X86_64 LibreOffice_project/40m0$Build-2</meta:generator>
    <meta:document-statistic meta:table-count="5" meta:image-count="0" meta:object-count="0" meta:page-count="2" meta:paragraph-count="104" meta:word-count="590" meta:character-count="4716" meta:non-whitespace-character-count="3770"/>
  </office:meta>
</office:document-meta>
</file>